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158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Text_20_body" style:list-style-name="L3"/>
    <style:style style:name="P8" style:family="paragraph" style:parent-style-name="Standard">
      <style:text-properties officeooo:rsid="0019cd21" officeooo:paragraph-rsid="0019cd21"/>
    </style:style>
    <style:style style:name="P9" style:family="paragraph" style:parent-style-name="Heading_20_3">
      <style:text-properties officeooo:rsid="0019cd21" officeooo:paragraph-rsid="0019cd21"/>
    </style:style>
    <style:style style:name="P10" style:family="paragraph" style:parent-style-name="Text_20_body">
      <style:text-properties officeooo:rsid="0019cd21"/>
    </style:style>
    <style:style style:name="P11" style:family="paragraph" style:parent-style-name="Text_20_body" style:list-style-name="L4">
      <style:text-properties officeooo:rsid="0019cd21"/>
    </style:style>
    <style:style style:name="P12" style:family="paragraph" style:parent-style-name="Horizontal_20_Line">
      <style:text-properties officeooo:rsid="0019cd21"/>
    </style:style>
    <style:style style:name="P13" style:family="paragraph" style:parent-style-name="Heading_20_3">
      <style:text-properties officeooo:rsid="0019cd21"/>
    </style:style>
    <style:style style:name="P14" style:family="paragraph" style:parent-style-name="Text_20_body" style:list-style-name="L5">
      <style:text-properties officeooo:rsid="0019cd21"/>
    </style:style>
    <style:style style:name="P15" style:family="paragraph" style:parent-style-name="Text_20_body" style:list-style-name="L6">
      <style:text-properties officeooo:rsid="0019cd2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h text:style-name="Heading_20_3" text:outline-level="3"><text:span text:style-name="Strong_20_Emphasis">1. Crea un repositorio en GitHub</text:span></text:h>
      <text:list text:style-name="L1">
        <text:list-item>
          <text:p text:style-name="P2">Inicia sesión en <text:a xlink:type="simple" xlink:href="https://github.com/" office:target-frame-name="_new" xlink:show="replace" text:style-name="Internet_20_link" text:visited-style-name="Visited_20_Internet_20_Link">GitHub</text:a>.</text:p>
        </text:list-item>
        <text:list-item>
          <text:p text:style-name="P2">Haz clic en el botón <text:span text:style-name="Strong_20_Emphasis">New Repository</text:span> (Nuevo repositorio).</text:p>
        </text:list-item>
        <text:list-item>
          <text:p text:style-name="P2">Asigna un nombre al repositorio, por ejemplo:<text:line-break/>👉 <text:span text:style-name="Source_20_Text">mi-pagina-web</text:span></text:p>
        </text:list-item>
        <text:list-item>
          <text:p text:style-name="P2">Puedes hacerlo <text:span text:style-name="Strong_20_Emphasis">público</text:span> (recomendado para GitHub Pages).</text:p>
        </text:list-item>
        <text:list-item>
          <text:p text:style-name="P2">Marca la opción <text:span text:style-name="Strong_20_Emphasis">Add a README file</text:span> si lo deseas.</text:p>
        </text:list-item>
        <text:list-item>
          <text:p text:style-name="P2">Haz clic en <text:span text:style-name="Strong_20_Emphasis">Create repository</text:span>.</text:p>
        </text:list-item>
      </text:list>
      <text:p text:style-name="Horizontal_20_Line"/>
      <text:h text:style-name="Heading_20_3" text:outline-level="3"><text:span text:style-name="Strong_20_Emphasis">2. Añade tus archivos del sitio</text:span></text:h>
      <text:p text:style-name="Text_20_body">Tienes dos opciones:</text:p>
      <text:h text:style-name="Heading_20_4" text:outline-level="4">Opción A: Subir desde la web</text:h>
      <text:list text:style-name="L2">
        <text:list-item>
          <text:p text:style-name="P3">En tu repositorio, haz clic en <text:span text:style-name="Strong_20_Emphasis">Add file → Upload files</text:span>.</text:p>
        </text:list-item>
        <text:list-item>
          <text:p text:style-name="P3">Sube tus archivos: <text:span text:style-name="Source_20_Text">index.html</text:span>, <text:span text:style-name="Source_20_Text">style.css</text:span>, <text:span text:style-name="Source_20_Text">script.js</text:span>, etc.</text:p>
        </text:list-item>
        <text:list-item>
          <text:p text:style-name="P3">Haz clic en <text:span text:style-name="Strong_20_Emphasis">Commit changes</text:span>.</text:p>
        </text:list-item>
      </text:list>
      <text:h text:style-name="Heading_20_4" text:outline-level="4">Opción B: Usar Git en tu computadora</text:h>
      <text:p text:style-name="Text_20_body">Si tienes Git instalado:</text:p>
      <text:p text:style-name="P4"><text:span text:style-name="Source_20_Text">git clone https://github.com/tu-usuario/mi-pagina-web.git</text:span></text:p>
      <text:p text:style-name="P5"><text:span text:style-name="Source_20_Text">cd mi-pagina-web</text:span></text:p>
      <text:p text:style-name="P5"><text:span text:style-name="Source_20_Text"># Copia tus archivos dentro de esta carpeta</text:span></text:p>
      <text:p text:style-name="P5"><text:span text:style-name="Source_20_Text">git add .</text:span></text:p>
      <text:p text:style-name="P5"><text:span text:style-name="Source_20_Text">git commit -m "Subo mi sitio web"</text:span></text:p>
      <text:p text:style-name="P6"><text:span text:style-name="Source_20_Text">git push origin main</text:span></text:p>
      <text:p text:style-name="Horizontal_20_Line"/>
      <text:h text:style-name="Heading_20_3" text:outline-level="3"><text:span text:style-name="Strong_20_Emphasis">3. Habilita GitHub Pages</text:span></text:h>
      <text:list text:style-name="L3">
        <text:list-item>
          <text:p text:style-name="P7">Entra a la <text:span text:style-name="Strong_20_Emphasis">configuración</text:span> del repositorio (<text:span text:style-name="Strong_20_Emphasis">Settings</text:span>).</text:p>
        </text:list-item>
        <text:list-item>
          <text:p text:style-name="P7">En el menú lateral, busca <text:span text:style-name="Strong_20_Emphasis">Pages</text:span>.</text:p>
        </text:list-item>
        <text:list-item>
          <text:p text:style-name="P7">En la sección <text:span text:style-name="Strong_20_Emphasis">Build and deployment</text:span>, elige:</text:p>
          <text:list>
            <text:list-item>
              <text:p text:style-name="P7"><text:span text:style-name="Strong_20_Emphasis">Source:</text:span> <text:span text:style-name="Source_20_Text">Deploy from a branch</text:span></text:p>
            </text:list-item>
            <text:list-item>
              <text:p text:style-name="P7"><text:span text:style-name="Strong_20_Emphasis">Branch:</text:span> selecciona <text:span text:style-name="Source_20_Text">main</text:span> y carpeta <text:span text:style-name="Source_20_Text">/ (root)</text:span></text:p>
            </text:list-item>
          </text:list>
        </text:list-item>
        <text:list-item>
          <text:p text:style-name="P7">Guarda los cambios.</text:p>
        </text:list-item>
      </text:list>
      <text:p text:style-name="Standard"/>
      <text:p text:style-name="Standard"/>
      <text:p text:style-name="Standard"><text:soft-page-break/></text:p>
      <text:p text:style-name="P8">CONTRIBUCIONES EXTERNAS</text:p>
      <text:p text:style-name="P8"/>
      <text:h text:style-name="P9" text:outline-level="3">A. <text:span text:style-name="Emphasis">Fork + Pull Request</text:span> (modo más común en proyectos públicos)</text:h>
      <text:p text:style-name="P10">Ideal para contribuciones externas.</text:p>
      <text:list text:style-name="L4">
        <text:list-item>
          <text:p text:style-name="P11"><text:span text:style-name="Strong_20_Emphasis">Hacen un fork</text:span> (una copia) de tu repositorio.</text:p>
          <text:list>
            <text:list-item>
              <text:p text:style-name="P11">Entran a tu repo y hacen clic en el botón <text:span text:style-name="Strong_20_Emphasis">“Fork”</text:span> (arriba a la derecha).</text:p>
            </text:list-item>
          </text:list>
        </text:list-item>
        <text:list-item>
          <text:p text:style-name="P11">En su propio repositorio, hacen los cambios (editar, agregar código, etc.).</text:p>
        </text:list-item>
        <text:list-item>
          <text:p text:style-name="P11"><text:span text:style-name="Strong_20_Emphasis">Crean un “Pull Request” (PR)</text:span> hacia tu repositorio original.</text:p>
          <text:list>
            <text:list-item>
              <text:p text:style-name="P11">Esto es una solicitud para que revises y aceptes sus cambios.</text:p>
            </text:list-item>
          </text:list>
        </text:list-item>
        <text:list-item>
          <text:p text:style-name="P11">Tú (o tu equipo) revisas el PR, comentas, y si todo está bien, lo <text:span text:style-name="Strong_20_Emphasis">aceptas (merge)</text:span>.</text:p>
        </text:list-item>
      </text:list>
      <text:p text:style-name="P10">💡 Este método no requiere permisos especiales; cualquiera puede contribuir.</text:p>
      <text:p text:style-name="P12"/>
      <text:h text:style-name="P13" text:outline-level="3">B. <text:span text:style-name="Emphasis">Colaboradores directos (con permisos de escritura)</text:span></text:h>
      <text:p text:style-name="P10">Ideal para personas de confianza o miembros del equipo.</text:p>
      <text:list text:style-name="L5">
        <text:list-item>
          <text:p text:style-name="P14">En tu repositorio, ve a:<text:line-break/><text:span text:style-name="Strong_20_Emphasis">Settings → Collaborators → Add people</text:span></text:p>
        </text:list-item>
        <text:list-item>
          <text:p text:style-name="P14">Escribe su nombre de usuario de GitHub.</text:p>
        </text:list-item>
        <text:list-item>
          <text:p text:style-name="P14">Elige el rol:</text:p>
          <text:list>
            <text:list-item>
              <text:p text:style-name="P14"><text:span text:style-name="Strong_20_Emphasis">Write</text:span> → pueden subir cambios.</text:p>
            </text:list-item>
            <text:list-item>
              <text:p text:style-name="P14"><text:span text:style-name="Strong_20_Emphasis">Maintain/Admin</text:span> → control total.</text:p>
            </text:list-item>
          </text:list>
        </text:list-item>
      </text:list>
      <text:p text:style-name="P10">📌 Luego, esas personas podrán clonar el repo y hacer <text:span text:style-name="Source_20_Text">push</text:span> directamente, sin hacer fork.</text:p>
      <text:p text:style-name="P12"/>
      <text:h text:style-name="P13" text:outline-level="3"><text:span text:style-name="Emphasis">C. Issues y Discusiones</text:span></text:h>
      <text:p text:style-name="P10">Ideal para usuarios que no codifican, pero quieren ayudar.</text:p>
      <text:list text:style-name="L6">
        <text:list-item>
          <text:p text:style-name="P15"><text:span text:style-name="Strong_20_Emphasis">Issues</text:span>: sirven para reportar errores o proponer mejoras.</text:p>
          <text:list>
            <text:list-item>
              <text:p text:style-name="P15">Se accede desde la pestaña <text:span text:style-name="Strong_20_Emphasis">Issues → New Issue</text:span>.</text:p>
            </text:list-item>
          </text:list>
        </text:list-item>
        <text:list-item>
          <text:p text:style-name="P15"><text:span text:style-name="Strong_20_Emphasis">Discussions</text:span> (si las activas): permiten hablar sobre ideas, documentación o planeación.</text:p>
        </text:list-item>
      </text:list>
      <text:p text:style-name="P10">💬 Esto fomenta una comunidad activa alrededor del proyecto.</text:p>
      <text:p text:style-name="P10"><text:span text:style-name="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22:37:00.772843770</meta:creation-date>
    <dc:date>2025-10-19T22:52:43.772642103</dc:date>
    <meta:editing-duration>PT5M44S</meta:editing-duration>
    <meta:editing-cycles>2</meta:editing-cycles>
    <meta:generator>LibreOffice/25.2.4.3$Linux_X86_64 LibreOffice_project/520$Build-3</meta:generator>
    <meta:document-statistic meta:table-count="0" meta:image-count="0" meta:object-count="0" meta:page-count="2" meta:paragraph-count="52" meta:word-count="402" meta:character-count="2332" meta:non-whitespace-character-count="2011"/>
  </office:meta>
</office:document-meta>
</file>